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courier new'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1219"/>
    </style:style>
    <style:style style:name="P2" style:family="paragraph" style:parent-style-name="Standard">
      <style:text-properties officeooo:paragraph-rsid="001fe4bc"/>
    </style:style>
    <style:style style:name="P3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paragraph-rsid="001fe4bc"/>
    </style:style>
    <style:style style:name="P4" style:family="paragraph" style:parent-style-name="Preformatted_20_Text">
      <style:text-properties officeooo:paragraph-rsid="001f1219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" style:family="paragraph" style:parent-style-name="Standard">
      <style:text-properties fo:font-variant="normal" fo:text-transform="none" fo:color="#0000cd" style:font-name="Consolas" fo:font-size="11.25pt" fo:letter-spacing="normal" fo:font-style="normal" fo:font-weight="normal" officeooo:paragraph-rsid="001fe4bc"/>
    </style:style>
    <style:style style:name="P7" style:family="paragraph" style:parent-style-name="Standard">
      <style:text-properties officeooo:paragraph-rsid="001fe4bc"/>
    </style:style>
    <style:style style:name="P8" style:family="paragraph" style:parent-style-name="Standard">
      <style:text-properties officeooo:rsid="002514fb" officeooo:paragraph-rsid="002514fb"/>
    </style:style>
    <style:style style:name="P9" style:family="paragraph" style:parent-style-name="Standard">
      <style:text-properties officeooo:rsid="0026b6c3" officeooo:paragraph-rsid="0026b6c3"/>
    </style:style>
    <style:style style:name="P10" style:family="paragraph" style:parent-style-name="Standard">
      <style:text-properties officeooo:rsid="0027b633" officeooo:paragraph-rsid="0027b633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T1" style:family="text">
      <style:text-properties officeooo:rsid="001f1219"/>
    </style:style>
    <style:style style:name="T2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officeooo:rsid="001fe4bc"/>
    </style:style>
    <style:style style:name="T7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8" style:family="text">
      <style:text-properties fo:font-variant="normal" fo:text-transform="none" fo:color="#000000" style:font-name="Consolas" fo:font-size="11.25pt" fo:letter-spacing="normal" fo:font-style="normal" fo:font-weight="normal" officeooo:rsid="00212c97"/>
    </style:style>
    <style:style style:name="T9" style:family="text">
      <style:text-properties fo:font-variant="normal" fo:text-transform="none" fo:color="#ff0000" style:font-name="Consolas" fo:font-size="11.25pt" fo:letter-spacing="normal" fo:font-style="normal" fo:font-weight="normal"/>
    </style:style>
    <style:style style:name="T10" style:family="text">
      <style:text-properties officeooo:rsid="001fe4bc"/>
    </style:style>
    <style:style style:name="T11" style:family="text">
      <style:text-properties officeooo:rsid="0026b6c3"/>
    </style:style>
    <style:style style:name="T12" style:family="text">
      <style:text-properties officeooo:rsid="0027b6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<text:s text:c="34"/><text:span text:style-name="T12">The all process in doing for installing a mysql <text:s/>in ubuntu</text:span></text:p>
      <text:p text:style-name="P9"/>
      <text:p text:style-name="P9">Sudo apt update</text:p>
      <text:p text:style-name="P9">T his is use for <text:span text:style-name="T12">updaing the mysql package</text:span></text:p>
      <text:p text:style-name="P9"/>
      <text:p text:style-name="P10">Sudo aot install mysql-server</text:p>
      <text:p text:style-name="P10">this is use for installing a mysql package</text:p>
      <text:p text:style-name="P10"/>
      <text:p text:style-name="P10">sudo systemctl <text:s/>start mysql service</text:p>
      <text:p text:style-name="P10">this is use for giving a ensurity or use in a systemctl</text:p>
      <text:p text:style-name="P10"/>
      <text:p text:style-name="P10">sudo mysql </text:p>
      <text:p text:style-name="P10">this is use for open <text:s/>the mysql </text:p>
      <text:p text:style-name="P10"/>
      <text:p text:style-name="P10"><text:s/><text:span text:style-name="T11">ALTER USER 'root'@'localhost' IDENTIFIED WITH mysql_native_password BY 'password';</text:span></text:p>
      <text:p text:style-name="P9">THIS Quary is use for update localhost</text:p>
      <text:p text:style-name="Standard"/>
      <text:p text:style-name="P1">CREATE USER '<text:span text:style-name="T1">maniya</text:span>'@'<text:span text:style-name="T1">localhost</text:span>' IDENTIFIED WITH authentication_plugin BY '<text:span text:style-name="T1">maniya</text:span>';</text:p>
      <text:p text:style-name="P9">THIS QUARY IS USE FOR GIVE IN A PERMISSION IN USER TO SERVER</text:p>
      <text:p text:style-name="P1"/>
      <text:p text:style-name="P4"><text:span text:style-name="Source_20_Text"><text:span text:style-name="T2">update</text:span></text:span><text:span text:style-name="Source_20_Text"><text:span text:style-name="T3"> </text:span></text:span><text:span text:style-name="Source_20_Text"><text:span text:style-name="T2">user</text:span></text:span><text:span text:style-name="Source_20_Text"><text:span text:style-name="T3"> </text:span></text:span><text:span text:style-name="Source_20_Text"><text:span text:style-name="T2">set</text:span></text:span><text:span text:style-name="Source_20_Text"><text:span text:style-name="T3"> authentication_string</text:span></text:span><text:span text:style-name="Source_20_Text"><text:span text:style-name="T2">=</text:span></text:span><text:span text:style-name="Source_20_Text"><text:span text:style-name="T3">PASSWORD("") </text:span></text:span><text:span text:style-name="Source_20_Text"><text:span text:style-name="T2">where</text:span></text:span><text:span text:style-name="Source_20_Text"><text:span text:style-name="T3"> </text:span></text:span><text:span text:style-name="Source_20_Text"><text:span text:style-name="T2">User='root'</text:span></text:span><text:span text:style-name="Source_20_Text"><text:span text:style-name="T3">;</text:span></text:span></text:p>
      <text:p text:style-name="P5"><text:span text:style-name="Source_20_Text"><text:span text:style-name="T2">update</text:span></text:span><text:span text:style-name="Source_20_Text"><text:span text:style-name="T3"> </text:span></text:span><text:span text:style-name="Source_20_Text"><text:span text:style-name="T2">user</text:span></text:span><text:span text:style-name="Source_20_Text"><text:span text:style-name="T3"> </text:span></text:span><text:span text:style-name="Source_20_Text"><text:span text:style-name="T2">set</text:span></text:span><text:span text:style-name="Source_20_Text"><text:span text:style-name="T3"> plugin</text:span></text:span><text:span text:style-name="Source_20_Text"><text:span text:style-name="T2">=</text:span></text:span><text:span text:style-name="Source_20_Text"><text:span text:style-name="T3">"mysql_native_password" </text:span></text:span><text:span text:style-name="Source_20_Text"><text:span text:style-name="T2">where</text:span></text:span><text:span text:style-name="Source_20_Text"><text:span text:style-name="T3"> </text:span></text:span><text:span text:style-name="Source_20_Text"><text:span text:style-name="T2">User='root'</text:span></text:span><text:span text:style-name="Source_20_Text"><text:span text:style-name="T3">; <text:s/># THIS L</text:span></text:span></text:p>
      <text:p text:style-name="P5"><text:span text:style-name="Source_20_Text"><text:span text:style-name="T3"/></text:span></text:p>
      <text:p text:style-name="P1">CREATE USER '<text:span text:style-name="T1">maniya</text:span>'@'localhost' IDENTIFIED BY '<text:span text:style-name="T1">maniya</text:span>';</text:p>
      <text:p text:style-name="P9">THIS QUARY IS USE FOR IDENTIFIFD THE USER</text:p>
      <text:p text:style-name="P9"/>
      <text:p text:style-name="P2">CREATE USER '<text:span text:style-name="T1">maniya</text:span>'@'localhost' IDENTIFIED WITH mysql_native_password BY '<text:span text:style-name="T1">maniya</text:span>';</text:p>
      <text:p text:style-name="P9">THIS QUARY IS USE FOR CREATING LOCALHOST</text:p>
      <text:p text:style-name="P9"/>
      <text:p text:style-name="P2">ALTER USER '<text:span text:style-name="T10">maniya</text:span>'@'localhost' IDENTIFIED WITH mysql_native_password BY '<text:span text:style-name="T10">maniya</text:span>';</text:p>
      <text:p text:style-name="P9">THIS QUARY IS USE FOR UPDATING PASSWORD</text:p>
      <text:p text:style-name="P9"/>
      <text:p text:style-name="P9"/>
      <text:p text:style-name="P9"/>
      <text:p text:style-name="P2">GRANT PRIVILEGE ON <text:span text:style-name="T10">demo.Persons</text:span> TO '<text:span text:style-name="T10">maniya</text:span>'@'<text:span text:style-name="T10">local</text:span>host';</text:p>
      <text:p text:style-name="P2"/>
      <text:p text:style-name="P2"/>
      <text:p text:style-name="P2"><text:span text:style-name="T4">CREATE</text:span><text:span text:style-name="T5"> </text:span><text:span text:style-name="T4">TABLE</text:span><text:span text:style-name="T5"> </text:span><text:span text:style-name="T6">student</text:span><text:span text:style-name="T7"> (</text:span><text:span text:style-name="T6">student</text:span><text:span text:style-name="T7">ID int,LastName varchar(</text:span><text:span text:style-name="T9">255</text:span><text:span text:style-name="T7">),FirstName varchar(</text:span><text:span text:style-name="T9">255</text:span><text:span text:style-name="T7">),Address varchar(</text:span><text:span text:style-name="T9">255</text:span><text:span text:style-name="T7">),City varchar(</text:span><text:span text:style-name="T9">255</text:span><text:span text:style-name="T7">)</text:span><text:line-break/><text:span text:style-name="T7">);</text:span></text:p>
      <text:p text:style-name="P3"/>
      <text:p text:style-name="P3"/>
      <text:p text:style-name="P6"/>
      <text:p text:style-name="P3"/>
      <text:p text:style-name="P3"/>
      <text:p text:style-name="P2"><text:span text:style-name="T7">GRANT ALL PRIVILEGES ON </text:span><text:span text:style-name="T8">demo</text:span><text:span text:style-name="T7">.* TO '</text:span><text:span text:style-name="T8">maniya</text:span><text:span text:style-name="T7">'@'localhost' WITH GRANT OPTION;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8"><text:span text:style-name="T7">LOGIN ID COMMOND :- MYSQL -U ROOT -P</text:span></text:p>
      <text:p text:style-name="P8"><text:span text:style-name="T7"/></text:p>
      <text:p text:style-name="P8"><text:soft-page-break/><text:span text:style-name="T7">MYSQL -U PERSONNAME -P</text:span></text:p>
      <text:p text:style-name="P8"><text:span text:style-name="T7">IS USE FOR LOGIN IN MYSQL </text:span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courier new'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0T15:02:31.216987144</meta:creation-date>
    <dc:date>2023-09-11T13:33:27.141388819</dc:date>
    <meta:editing-duration>PT1H36M1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200" meta:character-count="1437" meta:non-whitespace-character-count="1222"/>
  </office:meta>
</office:document-meta>
</file>